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964" officeooo:paragraph-rsid="0002b964"/>
    </style:style>
    <style:style style:name="P2" style:family="paragraph" style:parent-style-name="Standard">
      <style:text-properties officeooo:rsid="0002b964" officeooo:paragraph-rsid="0008c6cf"/>
    </style:style>
    <style:style style:name="P3" style:family="paragraph" style:parent-style-name="Standard">
      <style:text-properties officeooo:rsid="000419d8" officeooo:paragraph-rsid="000419d8"/>
    </style:style>
    <style:style style:name="P4" style:family="paragraph" style:parent-style-name="Standard">
      <style:text-properties officeooo:rsid="00065ca6" officeooo:paragraph-rsid="00065ca6"/>
    </style:style>
    <style:style style:name="P5" style:family="paragraph" style:parent-style-name="Standard">
      <style:text-properties fo:font-weight="bold" officeooo:rsid="0002b964" officeooo:paragraph-rsid="0002b964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65ca6" officeooo:paragraph-rsid="00065ca6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65ca6" officeooo:paragraph-rsid="00065ca6"/>
    </style:style>
    <style:style style:name="P8" style:family="paragraph" style:parent-style-name="Standard">
      <style:text-properties officeooo:rsid="000419d8" officeooo:paragraph-rsid="0002b964"/>
    </style:style>
    <style:style style:name="P9" style:family="paragraph" style:parent-style-name="Standard">
      <style:text-properties officeooo:rsid="000a4901" officeooo:paragraph-rsid="000a4901"/>
    </style:style>
    <style:style style:name="P10" style:family="paragraph" style:parent-style-name="Standard">
      <style:text-properties officeooo:rsid="00151bad" officeooo:paragraph-rsid="000a4901"/>
    </style:style>
    <style:style style:name="P11" style:family="paragraph" style:parent-style-name="Standard">
      <style:text-properties officeooo:rsid="00128fb4" officeooo:paragraph-rsid="000a4901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128fb4" officeooo:paragraph-rsid="000a4901"/>
    </style:style>
    <style:style style:name="T1" style:family="text">
      <style:text-properties officeooo:rsid="0008c6cf"/>
    </style:style>
    <style:style style:name="T2" style:family="text">
      <style:text-properties officeooo:rsid="000a4901"/>
    </style:style>
    <style:style style:name="T3" style:family="text">
      <style:text-properties officeooo:rsid="00128fb4"/>
    </style:style>
    <style:style style:name="T4" style:family="text">
      <style:text-properties officeooo:rsid="00151b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uilding pihpsdr</text:p>
      <text:p text:style-name="P5"/>
      <text:p text:style-name="P1">Either open a terminal window or ssh into the computer.</text:p>
      <text:p text:style-name="P8"/>
      <text:p text:style-name="P1">Install the required packages:</text:p>
      <text:p text:style-name="P1"/>
      <text:p text:style-name="P1"><text:s text:c="4"/>sudo apt-get install libfftw3-dev</text:p>
      <text:p text:style-name="P1"><text:s text:c="4"/>sudo apt-get install libgtk-3-dev</text:p>
      <text:p text:style-name="P2"><text:s text:c="4"/><text:span text:style-name="T1">sudo apt-get install libpulse-dev</text:span></text:p>
      <text:p text:style-name="P9"><text:s text:c="4"/>sudo apt-get install wiringPi</text:p>
      <text:p text:style-name="P9"><text:span text:style-name="T3"><text:s/></text:span></text:p>
      <text:p text:style-name="P12">Run the following commands to download and install the <text:span text:style-name="T2">PI</text:span>GPIO package:</text:p>
      <text:p text:style-name="P11"><text:s/></text:p>
      <text:p text:style-name="P12"><text:s text:c="4"/>wget abyz.co.uk/rpi/pigpio/pigpio.zip</text:p>
      <text:p text:style-name="P12"><text:s text:c="4"/>unzip pigpio.zip</text:p>
      <text:p text:style-name="P12"><text:s text:c="4"/>cd PIGPIO</text:p>
      <text:p text:style-name="P12"><text:s text:c="4"/>make</text:p>
      <text:p text:style-name="P12"><text:s text:c="4"/>sudo make install</text:p>
      <text:p text:style-name="P10"/>
      <text:p text:style-name="P3">If you do not have git already installed then enter the following command:</text:p>
      <text:p text:style-name="P3"/>
      <text:p text:style-name="P3"><text:s text:c="4"/>sudo apt-get install git</text:p>
      <text:p text:style-name="P3"/>
      <text:p text:style-name="P1">To download the source code enter the following commands:</text:p>
      <text:p text:style-name="P1"/>
      <text:p text:style-name="P1"><text:s text:c="4"/>git clone https://github.com/g0orx/wdsp</text:p>
      <text:p text:style-name="P1"><text:s text:c="4"/>git clone https://github.com/g0orx/pihpsdr pihpsdr.src</text:p>
      <text:p text:style-name="P1"/>
      <text:p text:style-name="P3">If you get an error with saying “server certificate verification failed” you need to install the CA Certificates using the following command and then repeat the above commands:</text:p>
      <text:p text:style-name="P3"/>
      <text:p text:style-name="P3"><text:s text:c="4"/>sudo apt-get install ca-certificates</text:p>
      <text:p text:style-name="P3"><text:s/></text:p>
      <text:p text:style-name="P1"/>
      <text:p text:style-name="P1">You should now have a wdsp and pihpsdr.src directory.</text:p>
      <text:p text:style-name="P1"/>
      <text:p text:style-name="P1">cd into the wdsp directory and run the command:</text:p>
      <text:p text:style-name="P1"><text:s text:c="2"/></text:p>
      <text:p text:style-name="P1"><text:s text:c="4"/>make</text:p>
      <text:p text:style-name="P1"/>
      <text:p text:style-name="P1">If it compiles OK then run the commands:</text:p>
      <text:p text:style-name="P1"/>
      <text:p text:style-name="P1"><text:s text:c="4"/>sudo make install</text:p>
      <text:p text:style-name="P1"><text:s text:c="4"/>sudo ldconfig</text:p>
      <text:p text:style-name="P1"/>
      <text:p text:style-name="P1">This will copy libwdsp.so to /usr/local/lib and wdsp.h to /usr/local/include</text:p>
      <text:p text:style-name="P1"/>
      <text:p text:style-name="P1">Now cd into the pihpsdr.src directory</text:p>
      <text:p text:style-name="P1">run the following command:</text:p>
      <text:p text:style-name="P1"/>
      <text:p text:style-name="P1"><text:s text:c="4"/>make</text:p>
      <text:p text:style-name="P1"/>
      <text:p text:style-name="P1"><text:soft-page-break/>If all is OK you should have pihpsdr built in the current directory. <text:s/>Run the following command:</text:p>
      <text:p text:style-name="P1"/>
      <text:p text:style-name="P1"><text:s text:c="4"/>make install</text:p>
      <text:p text:style-name="P1"/>
      <text:p text:style-name="P1">This will copy pihpsdr into the release/pihpsdr directory</text:p>
      <text:p text:style-name="P1">To run the application enter the following commands:</text:p>
      <text:p text:style-name="P1"/>
      <text:p text:style-name="P1"><text:s text:c="4"/>cd release/pihpsdr</text:p>
      <text:p text:style-name="P1"><text:s text:c="4"/>./pihpsdr</text:p>
      <text:p text:style-name="P1"/>
      <text:p text:style-name="P1">It should start up and the first time will create the wisdom file for FFTW3. <text:s/>Once completed it will then try to discover HPSDR devices on the network. <text:s/>Click on Start next to the one required and it should start running.</text:p>
      <text:p text:style-name="P1"/>
      <text:p text:style-name="P4">The Makefile now contains the build options to include FreeDV as a built in mode and also some initial support of the LimeSDR.</text:p>
      <text:p text:style-name="P4"/>
      <text:p text:style-name="P4">To build piHPSDR with the FreeDV option you will have to download, build and install the codec2 library and headers.</text:p>
      <text:p text:style-name="P4"/>
      <text:p text:style-name="P4">Look at <text:a xlink:type="simple" xlink:href="https://freedv.org/tiki-index.php" text:style-name="Internet_20_link" text:visited-style-name="Visited_20_Internet_20_Link">https://freedv.org/tiki-index.php</text:a> under Source Code and download the Codec 2 source archive. <text:s/>Follow the instuctions in the README file.</text:p>
      <text:p text:style-name="P4"><text:s/></text:p>
      <text:p text:style-name="P4">To include FreeDV in the piHPSDR build uncomment the line in the Makefile:</text:p>
      <text:p text:style-name="P4"/>
      <text:p text:style-name="P6">#required for FREEDV (uncomment lines below)</text:p>
      <text:p text:style-name="P6">#FREEDV_INCLUDE=FREEDV</text:p>
      <text:p text:style-name="P4"/>
      <text:p text:style-name="P4">Change to:</text:p>
      <text:p text:style-name="P4"/>
      <text:p text:style-name="P6">#required for FREEDV (uncomment lines below)</text:p>
      <text:p text:style-name="P6">FREEDV_INCLUDE=FREEDV</text:p>
      <text:p text:style-name="P6"/>
      <text:p text:style-name="P7">Then run the commands:</text:p>
      <text:p text:style-name="P6"/>
      <text:p text:style-name="P6">make clean</text:p>
      <text:p text:style-name="P6">make</text:p>
      <text:p text:style-name="P6">make install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21:06:22.922169739</meta:creation-date>
    <dc:date>2016-07-19T09:47:34.919290933</dc:date>
    <meta:editing-duration>PT19M10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55" meta:word-count="351" meta:character-count="2359" meta:non-whitespace-character-count="1968"/>
  </office:meta>
</office:document-meta>
</file>